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sakmp --<text:s/><text:a xlink:href="https://www.computerweekly.com/news/2240102144/What-is-the-ISAKMP-policy-and-how-does-it-impact-IPsec-VPN-router-configuration" office:target-frame-name="_top" xlink:show="replace"><text:span text:style-name="Hyperlink">https://www.computerweekly.com/news/2240102144/What-is-the-ISAKMP-policy-and-how-does-it-impact-IPsec-VPN-router-configuration</text:span></text:a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pi</meta:initial-creator>
    <dc:creator>lapi</dc:creator>
    <meta:creation-date>2024-11-02T11:35:00Z</meta:creation-date>
    <dc:date>2024-11-02T14:24:00Z</dc:date>
    <meta:template xlink:href="Normal" xlink:type="simple"/>
    <meta:editing-cycles>2</meta:editing-cycles>
    <meta:editing-duration>PT10140S</meta:editing-duration>
    <meta:document-statistic meta:page-count="1" meta:paragraph-count="1" meta:word-count="41" meta:character-count="279" meta:row-count="1" meta:non-whitespace-character-count="239"/>
  </office:meta>
</office:document-meta>
</file>